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Arial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0fe312" officeooo:paragraph-rsid="000fe312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1066c8" officeooo:paragraph-rsid="001066c8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font-variant="normal" fo:text-transform="none" fo:color="#444444" style:font-name="Lucida Grande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font-variant="normal" fo:text-transform="none" fo:color="#444444" style:font-name="Lucida Grande" fo:font-size="12pt" fo:letter-spacing="normal" fo:font-style="normal" fo:font-weight="normal" officeooo:paragraph-rsid="000fe312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font-variant="normal" fo:text-transform="none" fo:color="#444444" style:font-name="Lucida Grande" fo:font-size="12pt" fo:letter-spacing="normal" fo:font-style="normal" fo:font-weight="normal" officeooo:rsid="000fe312" officeooo:paragraph-rsid="000fe312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font-variant="normal" fo:text-transform="none" fo:color="#444444" style:font-name="inherit" fo:font-size="9.75pt" fo:letter-spacing="normal" fo:font-style="normal" fo:font-weight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paragraph-rsid="001aa218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12239d" officeooo:paragraph-rsid="001aa218"/>
    </style:style>
    <style:style style:name="T1" style:family="text">
      <style:text-properties officeooo:rsid="001aa218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hat I need to do... OOP.</text:p>
      <text:p text:style-name="P5"/>
      <text:p text:style-name="P4"/>
      <text:p text:style-name="P4">The features that you must implement are:</text:p>
      <text:list xml:id="list8234409554472654058" text:style-name="L1">
        <text:list-item>
          <text:p text:style-name="P7">All Minesweeper games must be stored on disk and read at the start of a new game.</text:p>
        </text:list-item>
        <text:list-item>
          <text:p text:style-name="P7">Allow the user to save partial solutions and restart from them.</text:p>
        </text:list-item>
        <text:list-item>
          <text:p text:style-name="P7">Allow the user to nominate a username and save statistics on each user. Also allow a user to view a league table of user’s performance.</text:p>
        </text:list-item>
        <text:list-item>
          <text:p text:style-name="P7">Provide easy, medium and hard games. The hardness of a game depends on the ratio of number of mines to the size of the grid for the game.</text:p>
        </text:list-item>
        <text:list-item>
          <text:p text:style-name="P7">Allow the user to ask for the puzzle to be completed.</text:p>
        </text:list-item>
        <text:list-item>
          <text:p text:style-name="P7">Allow the user to perform any number of undo and redo commands.</text:p>
        </text:list-item>
        <text:list-item>
          <text:p text:style-name="P7">Allow mines to have different impacts ranging from minor to destroy. For example, two medium strength mines could have the same impact as one destroy strength mine.</text:p>
        </text:list-item>
        <text:list-item>
          <text:p text:style-name="P7">A well designed GUI interface.</text:p>
        </text:list-item>
      </text:list>
      <text:p text:style-name="P1"/>
      <text:p text:style-name="P2">What I currently have achieved:</text:p>
      <text:p text:style-name="P9"><text:span text:style-name="T1">GUI Improved</text:span></text:p>
      <text:p text:style-name="P3">User<text:span text:style-name="T1">s now have folders which store their games and will soon store stats</text:span></text:p>
      <text:p text:style-name="P3">Ability to select Easy Medium Hard (IN PROGRESS)</text:p>
      <text:p text:style-name="P8"><text:span text:style-name="T1">Saving perfected. Saves the contents of the array</text:span></text:p>
      <text:p text:style-name="P8"><text:span text:style-name="T1">Solves the game in progress</text:span></text:p>
      <text:p text:style-name="P8"><text:span text:style-name="T1">Loading begun, just need to read from the file which is now read in from a file dialog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ucida Grande" svg:font-family="'Lucida Grande', Arial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</meta:initial-creator>
    <meta:creation-date>2013-09-18T10:03:13</meta:creation-date>
    <dc:date>2013-10-16T23:41:02</dc:date>
    <dc:creator>ben </dc:creator>
    <meta:editing-duration>P0D</meta:editing-duration>
    <meta:editing-cycles>4</meta:editing-cycles>
    <meta:generator>LibreOffice/4.0.2.2$Linux_X86_64 LibreOffice_project/400m0$Build-2</meta:generator>
    <meta:document-statistic meta:table-count="0" meta:image-count="0" meta:object-count="0" meta:page-count="1" meta:paragraph-count="17" meta:word-count="216" meta:character-count="1134" meta:non-whitespace-character-count="942"/>
  </office:meta>
</office:document-meta>
</file>